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Default" style:name="ce2">
      <style:table-cell-properties style:text-align-source="fix" style:direction="ltr" style:repeat-content="false" style:shrink-to-fit="false" fo:wrap-option="no-wrap" style:vertical-align="bottom" ns42:vertical-justify="auto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5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6">
      <style:table-cell-properties style:text-align-source="fix" fo:border="0.06pt solid #000000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7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8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9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1960_VT_CBS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6" office:value-type="string">
            <text:p>Geslacht</text:p>
          </table:table-cell>
          <table:table-cell ns41:value-type="string" table:style-name="ce6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0"/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2" office:value-type="float">
            <text:p>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enbaar Lichaam Z.IJ.P.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entraal persoonsregister (CPR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enbaar Lichaam Z.IJ.P.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2">
      <ns42:fill-character> </ns42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2">
      <ns42:fill-character> </ns42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€ </number:text>
      <number:number number:grouping="true" number:decimal-places="0" number:min-integer-digits="1"/>
    </number:number-style>
    <number:number-style style:name="N138">
      <number:text>€ </number:text>
      <number:number number:grouping="true" number:decimal-places="0" number:min-integer-digits="1"/>
      <number:text>-</number:text>
      <style:map style:condition="value()&gt;=0" style:apply-style-name="N138P0"/>
    </number:number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2" number:min-integer-digits="1"/>
    </number:number-style>
    <number:number-style style:name="N140">
      <number:text>€ </number:text>
      <number:number number:grouping="true" number:decimal-places="2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2" number:min-integer-digits="1"/>
    </number:number-style>
    <number:number-style style:name="N141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number number:grouping="true" number:decimal-places="0" number:min-integer-digits="1"/>
      <number:text>-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€ </number:text>
      <number:number number:grouping="true" number:decimal-places="0" number:min-integer-digits="1"/>
    </number:number-style>
    <number:number-style style:volatile="true" style:name="N143P1">
      <number:text> € </number:text>
      <number:number number:grouping="true" number:decimal-places="0" number:min-integer-digits="1"/>
      <number:text>-</number:text>
    </number:number-style>
    <number:number-style style:volatile="true" style:name="N143P2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number number:grouping="true" number:decimal-places="2" number:min-integer-digits="1"/>
      <number:text>-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$</number:text>
      <number:number number:grouping="true" number:decimal-places="0" number:min-integer-digits="1"/>
    </number:number-style>
    <number:number-style style:name="N146">
      <number:text>($</number:text>
      <number:number number:grouping="true" number:decimal-places="0" number:min-integer-digits="1"/>
      <number:text>)</number:text>
      <style:map style:condition="value()&gt;=0" style:apply-style-name="N146P0"/>
    </number:number-style>
    <number:number-style style:volatile="true" style:name="N147P0">
      <number:text>$</number:text>
      <number:number number:grouping="true" number:decimal-places="0" number:min-integer-digits="1"/>
    </number:number-style>
    <number:number-style style:name="N14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7P0"/>
    </number:number-style>
    <number:number-style style:volatile="true" style:name="N148P0">
      <number:text>$</number:text>
      <number:number number:grouping="true" number:decimal-places="2" number:min-integer-digits="1"/>
    </number:number-style>
    <number:number-style style:name="N148">
      <number:text>($</number:text>
      <number:number number:grouping="true" number:decimal-places="2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2" number:min-integer-digits="1"/>
    </number:number-style>
    <number:number-style style:name="N14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9P0"/>
    </number:number-style>
    <number:number-style style:volatile="true" style:name="N150P0">
      <number:text> $</number:text>
      <number:number number:grouping="true" number:decimal-places="0" number:min-integer-digits="1"/>
    </number:number-style>
    <number:number-style style:volatile="true" style:name="N150P1">
      <number:text> $(</number:text>
      <number:number number:grouping="true" number:decimal-places="0" number:min-integer-digits="1"/>
      <number:text>)</number:text>
    </number:number-style>
    <number:number-style style:volatile="true" style:name="N150P2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text>(</number:text>
      <number:number number:grouping="true" number:decimal-places="0" number:min-integer-digits="1"/>
      <number:text>)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$</number:text>
      <number:number number:grouping="true" number:decimal-places="2" number:min-integer-digits="1"/>
    </number:number-style>
    <number:number-style style:volatile="true" style:name="N152P1">
      <number:text> $(</number:text>
      <number:number number:grouping="true" number:decimal-places="2" number:min-integer-digits="1"/>
      <number:text>)</number:text>
    </number:number-style>
    <number:number-style style:volatile="true" style:name="N152P2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text>(</number:text>
      <number:number number:grouping="true" number:decimal-places="2" number:min-integer-digits="1"/>
      <number:text>)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0P0">
      <number:text>Yes</number:text>
    </number:number-style>
    <number:number-style style:volatile="true" style:name="N160P1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volatile="true" style:name="N161P0">
      <number:text>True</number:text>
    </number:number-style>
    <number:number-style style:volatile="true" style:name="N161P1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volatile="true" style:name="N162P0">
      <number:text>On</number:text>
    </number:number-style>
    <number:number-style style:volatile="true" style:name="N162P1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volatile="true" style:name="N163P0">
      <number:currency-symbol number:country="GB" number:language="en">€</number:currency-symbol>
      <number:number number:grouping="true" number:decimal-places="2" number:min-integer-digits="1"/>
    </number:currency-style>
    <number:currency-style style:name="N163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6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7T19:02:02.375963000</dc:date>
    <meta:editing-duration>PT25M4S</meta:editing-duration>
    <meta:editing-cycles>3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